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75cm" fo:min-width="17.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9.35cm" fo:min-width="7.7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9.25cm" fo:min-width="8.3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55cm" fo:min-width="17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75cm" fo:min-width="2.7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75cm" fo:min-width="3.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75cm" fo:min-width="4.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75cm" fo:min-width="4.2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6.35cm" fo:min-width="4.4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6.25cm" fo:min-width="2.2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6.15cm" fo:min-width="5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6.15cm" fo:min-width="2.2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35cm" fo:min-width="1.4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45cm" fo:min-width="7.2cm"/>
    </style:style>
    <style:style style:name="gr19" style:family="graphic" style:parent-style-name="standard">
      <style:graphic-properties draw:stroke="none" svg:stroke-color="#000000" draw:fill="none" draw:fill-color="#ffffff" fo:min-height="1.45cm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0.74cm" fo:min-width="0.632cm"/>
    </style:style>
    <style:style style:name="gr21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.25cm" fo:min-width="3.5cm"/>
    </style:style>
    <style:style style:name="gr23" style:family="graphic" style:parent-style-name="objectwithoutfill">
      <style:graphic-properties draw:fill="none" draw:fill-color="#ffffff" draw:textarea-vertical-align="middle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1.75cm" fo:min-width="6.6cm"/>
    </style:style>
    <style:style style:name="gr25" style:family="graphic" style:parent-style-name="standard">
      <style:graphic-properties draw:stroke="none" svg:stroke-color="#000000" draw:fill="none" draw:fill-color="#ffffff" fo:min-height="1.65cm"/>
    </style:style>
    <style:style style:name="gr26" style:family="graphic" style:parent-style-name="standard">
      <style:graphic-properties draw:fill-color="#000000" draw:textarea-horizontal-align="justify" draw:textarea-vertical-align="middle" draw:auto-grow-height="false" fo:min-height="0.458cm" fo:min-width="0.35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1.75cm" fo:min-width="5.6cm"/>
    </style:style>
    <style:style style:name="gr28" style:family="graphic" style:parent-style-name="standard">
      <style:graphic-properties draw:stroke="none" svg:stroke-color="#000000" draw:fill="none" draw:fill-color="#ffffff" fo:min-height="1.25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1.45cm" fo:min-width="1.9cm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stroke="none" svg:stroke-color="#000000" draw:fill="none" draw:fill-color="#ffffff" fo:min-height="1.3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8.1cm" svg:height="2cm" svg:x="1.5cm" svg:y="1.7cm">
          <text:p text:style-name="P1">TITR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2cm" svg:height="19.6cm" svg:x="1.709cm" svg:y="7.6cm"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8cm" svg:height="19.5cm" svg:x="10.7cm" svg:y="7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8cm" svg:height="2.8cm" svg:x="1.6cm" svg:y="4.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542cm" svg:height="0.962cm" svg:x="11.7cm" svg:y="8.1cm">
          <draw:text-box>
            <text:p>Recette :</text:p>
          </draw:text-box>
        </draw:frame>
        <draw:frame draw:style-name="gr6" draw:text-style-name="P3" draw:layer="layout" svg:width="3.389cm" svg:height="0.962cm" svg:x="2.2cm" svg:y="8.3cm">
          <draw:text-box>
            <text:p>Dépense :</text:p>
          </draw:text-box>
        </draw:frame>
        <draw:custom-shape draw:style-name="gr7" draw:text-style-name="P2" draw:layer="layout" svg:width="3.2cm" svg:height="1cm" svg:x="5.9cm" svg:y="8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3cm" svg:height="1cm" svg:x="14.8cm" svg:y="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1cm" svg:height="1cm" svg:x="13.6cm" svg:y="5.4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3.249cm" svg:height="1.3cm" svg:x="10.394cm" svg:y="5.351cm">
          <draw:text-box>
            <text:p>Epargne :</text:p>
          </draw:text-box>
        </draw:frame>
        <draw:custom-shape draw:style-name="gr11" draw:text-style-name="P2" draw:layer="layout" svg:width="4.7cm" svg:height="1cm" svg:x="5cm" svg:y="5.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182cm" svg:height="0.962cm" svg:x="1.7cm" svg:y="5.438cm">
          <draw:text-box>
            <text:p>Résultat :</text:p>
          </draw:text-box>
        </draw:frame>
        <draw:line draw:style-name="gr12" draw:text-style-name="P4" draw:layer="layout" svg:x1="1.6cm" svg:y1="9.5cm" svg:x2="9.9cm" svg:y2="9.5cm">
          <text:p/>
        </draw:line>
        <draw:line draw:style-name="gr12" draw:text-style-name="P4" draw:layer="layout" svg:x1="10.7cm" svg:y1="9.5cm" svg:x2="19.5cm" svg:y2="9.4cm">
          <text:p/>
        </draw:line>
        <draw:line draw:style-name="gr12" draw:text-style-name="P4" draw:layer="layout" svg:x1="7cm" svg:y1="9.6cm" svg:x2="7cm" svg:y2="27.1cm">
          <text:p/>
        </draw:line>
        <draw:line draw:style-name="gr12" draw:text-style-name="P4" draw:layer="layout" svg:x1="16.6cm" svg:y1="9.5cm" svg:x2="16.7cm" svg:y2="26.9cm">
          <text:p/>
        </draw:line>
        <draw:custom-shape draw:style-name="gr13" draw:text-style-name="P2" draw:layer="layout" svg:width="4.9cm" svg:height="16.6cm" svg:x="1.9cm" svg:y="10.4cm">
          <text:p text:style-name="P1">TEXT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7cm" svg:height="16.5cm" svg:x="7.1cm" svg:y="10.4cm">
          <text:p text:style-name="P1">SOMME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5.5cm" svg:height="16.4cm" svg:x="10.9cm" svg:y="10.4cm">
          <text:p text:style-name="P1">TEXTE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7cm" svg:height="16.4cm" svg:x="16.7cm" svg:y="10.4cm">
          <text:p text:style-name="P1">SOMME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.9cm" svg:height="0.6cm" svg:x="2.1cm" svg:y="9.6cm">
          <text:p text:style-name="P1">BTN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.9cm" svg:height="0.6cm" svg:x="10.9cm" svg:y="9.6cm">
          <text:p text:style-name="P1">BTN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8" draw:text-style-name="P2" draw:layer="layout" svg:width="7.7cm" svg:height="1.7cm" svg:x="6.5cm" svg:y="3.6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19" draw:text-style-name="P5" draw:layer="layout" svg:width="6.9cm" svg:height="1.7cm" svg:x="6.8cm" svg:y="3.5cm">
          <draw:text-box>
            <text:p text:style-name="P1">Je lance mon application Budget.</text:p>
          </draw:text-box>
        </draw:frame>
        <draw:custom-shape draw:style-name="gr20" draw:text-style-name="P6" draw:layer="layout" svg:width="1.6cm" svg:height="1.4cm" svg:x="9.3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5" draw:layer="layout" svg:x1="10.1cm" svg:y1="2.7cm" svg:x2="10.1cm" svg:y2="3.4cm">
          <text:p/>
        </draw:line>
        <draw:custom-shape draw:style-name="gr22" draw:text-style-name="P2" draw:layer="layout" svg:width="4cm" svg:height="1.5cm" svg:x="1.4cm" svg:y="25.8cm">
          <text:p text:style-name="P1">Reset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10.1cm" svg:y1="11cm" svg:x2="3.4cm" svg:y2="11cm">
          <text:p/>
        </draw:line>
        <draw:line draw:style-name="gr21" draw:text-style-name="P5" draw:layer="layout" svg:x1="3.4cm" svg:y1="6.3cm" svg:x2="3.3cm" svg:y2="25.7cm">
          <text:p/>
        </draw:line>
        <draw:custom-shape draw:style-name="gr24" draw:text-style-name="P2" draw:layer="layout" svg:width="7.1cm" svg:height="2cm" svg:x="6.7cm" svg:y="7.7cm">
          <text:p/>
          <draw:enhanced-geometry svg:viewBox="0 0 21600 21600" draw:type="rectangle" draw:enhanced-path="M 0 0 L 21600 0 21600 21600 0 21600 0 0 Z N"/>
        </draw:custom-shape>
        <draw:frame draw:style-name="gr25" draw:text-style-name="P3" draw:layer="layout" svg:width="6.6cm" svg:height="1.9cm" svg:x="7cm" svg:y="7.8cm">
          <draw:text-box>
            <text:p text:style-name="P1">Je rentre mes données.</text:p>
          </draw:text-box>
        </draw:frame>
        <draw:line draw:style-name="gr21" draw:text-style-name="P5" draw:layer="layout" svg:x1="10.2cm" svg:y1="5.4cm" svg:x2="10.2cm" svg:y2="7.7cm">
          <text:p/>
        </draw:line>
        <draw:line draw:style-name="gr21" draw:text-style-name="P5" draw:layer="layout" svg:x1="10.2cm" svg:y1="9.7cm" svg:x2="10.2cm" svg:y2="12.5cm">
          <text:p/>
        </draw:line>
        <draw:line draw:style-name="gr23" draw:text-style-name="P5" draw:layer="layout" svg:x1="10.2cm" svg:y1="6.3cm" svg:x2="3.4cm" svg:y2="6.3cm">
          <text:p/>
        </draw:line>
        <draw:custom-shape draw:style-name="gr26" draw:text-style-name="P6" draw:layer="layout" svg:width="1.2cm" svg:height="1cm" svg:x="9.9cm" svg:y="2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6.1cm" svg:height="2cm" svg:x="7.4cm" svg:y="12.7cm">
          <text:p/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5.7cm" svg:height="1.5cm" svg:x="7.7cm" svg:y="13cm">
          <draw:text-box>
            <text:p text:style-name="P1">RESULTAT</text:p>
          </draw:text-box>
        </draw:frame>
        <draw:custom-shape draw:style-name="gr29" draw:text-style-name="P2" draw:layer="layout" svg:width="4.8cm" svg:height="3.4cm" svg:x="14.1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2" draw:layer="layout" svg:width="0.001cm" svg:height="0.3cm" svg:x="17.1cm" svg:y="1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3" draw:text-style-name="P5" draw:layer="layout" svg:x1="10.2cm" svg:y1="11cm" svg:x2="14cm" svg:y2="11cm">
          <text:p/>
        </draw:line>
        <draw:line draw:style-name="gr21" draw:text-style-name="P5" draw:layer="layout" svg:x1="16.6cm" svg:y1="6.4cm" svg:x2="10.3cm" svg:y2="6.3cm">
          <text:p/>
        </draw:line>
        <draw:line draw:style-name="gr23" draw:text-style-name="P5" draw:layer="layout" svg:x1="16.5cm" svg:y1="6.4cm" svg:x2="16.5cm" svg:y2="9.1cm">
          <text:p/>
        </draw:line>
        <draw:frame draw:style-name="gr31" draw:text-style-name="P3" draw:layer="layout" svg:width="3.8cm" svg:height="1.673cm" svg:x="14.8cm" svg:y="10cm">
          <draw:text-box>
            <text:p>Ajout de lignes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8T11:30:53.969520208</meta:creation-date>
    <dc:date>2018-03-01T09:20:03.464698990</dc:date>
    <meta:editing-duration>PT1H4M44S</meta:editing-duration>
    <meta:editing-cycles>6</meta:editing-cycles>
    <meta:generator>LibreOffice/5.1.6.2$Linux_X86_64 LibreOffice_project/10m0$Build-2</meta:generator>
    <meta:document-statistic meta:object-count="43"/>
  </office:meta>
</office:document-meta>
</file>